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Times New Roma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Times New Roman"/>
    </style:style>
    <style:style style:name="P5" style:family="paragraph" style:parent-style-name="Standard" style:list-style-name="L2">
      <style:paragraph-properties fo:text-align="start" style:justify-single-word="false"/>
      <style:text-properties fo:color="#000000" loext:opacity="100%" style:font-name="Times New Roman"/>
    </style:style>
    <style:style style:name="P6" style:family="paragraph" style:parent-style-name="Standard">
      <style:paragraph-properties fo:text-align="center" style:justify-single-word="false"/>
      <style:text-properties fo:color="#bf0041" loext:opacity="100%" style:font-name="Times New Roman"/>
    </style:style>
    <style:style style:name="T1" style:family="text">
      <style:text-properties fo:color="#bf0041" loext:opacity="100%"/>
    </style:style>
    <style:style style:name="T2" style:family="text">
      <style:text-properties officeooo:rsid="000dc6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I OBBLIGATORI DA ESEGUIRE PRIMA DI INIZIARE AD UTILIZZARE ARTAX</text:p>
      <text:p text:style-name="P1"/>
      <text:p text:style-name="P1"/>
      <text:p text:style-name="P6">CONFIGURAZIONI GENERALI</text:p>
      <text:p text:style-name="P3"/>
      <text:list text:style-name="L1">
        <text:list-item>
          <text:p text:style-name="P4">INSERIRE LE CONFIGURAZIONI DEI DATI FISCALI</text:p>
        </text:list-item>
        <text:list-item>
          <text:p text:style-name="P4">INSERIRE LE CONFIGURAZIONI DELLE UNITA DI MISURA</text:p>
        </text:list-item>
        <text:list-item>
          <text:p text:style-name="P4">INSERIRE LE CONFIGURAZIONI DEI TESTI</text:p>
        </text:list-item>
        <text:list-item>
          <text:p text:style-name="P4">INSERIRE LE CONFIGURAZIONI DEI ZONE</text:p>
        </text:list-item>
        <text:list-item>
          <text:p text:style-name="P4">INSERIRE LE CONFIGURAZIONI DATI DELLA FATTURA ELETTRONICA DELL'AZIENDA</text:p>
        </text:list-item>
        <text:list-item>
          <text:p text:style-name="P4">INSERIRE LE CONFIGURAZIONI DEL PANNELLO AMMINISTRATORE</text:p>
        </text:list-item>
        <text:list-item>
          <text:p text:style-name="P4">INSERIRE LE CONFIGURAZIONI DELLA MAPPA</text:p>
        </text:list-item>
        <text:list-item>
          <text:p text:style-name="P4">CONTROLLARE TUTTE LE CONFIGURAZIONI DEI PAGAMENTI</text:p>
        </text:list-item>
        <text:list-item>
          <text:p text:style-name="P4">INSERIRE I SETTORI DEI PRODOTTI</text:p>
        </text:list-item>
      </text:list>
      <text:p text:style-name="P3"/>
      <text:p text:style-name="P3"/>
      <text:p text:style-name="P3"/>
      <text:p text:style-name="P3"/>
      <text:p text:style-name="P2"><text:span text:style-name="T1">CONFIGURAZIONI ANTINCENDIO</text:span> </text:p>
      <text:p text:style-name="P2"/>
      <text:p text:style-name="P3">(QUESTI DATI VERRANNO USATI DAL PROGRAMMA COME CONFIGURAZIONE STANDARD PER OGNI CONTRATTO)</text:p>
      <text:p text:style-name="P3"/>
      <text:list xml:id="list4151166856" text:style-name="L2">
        <text:list-item>
          <text:p text:style-name="P5"><text:span text:style-name="T2">N</text:span>EL MENU "GENERALE", INSERIRE I PREZZI GENERALI PER TUTTE LE ATTREZZATURE</text:p>
          <text:p text:style-name="P5"/>
        </text:list-item>
        <text:list-item>
          <text:p text:style-name="P5">NEL MENU "TECNICHE", INSERIRE LE CATEGORIE DI ESTINTORI</text:p>
        </text:list-item>
        <text:list-item>
          <text:p text:style-name="P5">NEL MENU "TECNICHE", INSERIRE LE MARCHE DI ESTINTORI</text:p>
        </text:list-item>
        <text:list-item>
          <text:p text:style-name="P5">NEL MENU "TECNICHE", INSERIRE LE TIPOLOGIE E MARCHE DEGLI IMP. SPEGNIMENTO</text:p>
        </text:list-item>
        <text:list-item>
          <text:p text:style-name="P5">NEL MENU "TECNICHE", INSERIRE LE CATEGORIE E MARCHE DEGLI AUTORESPIRATORI</text:p>
        </text:list-item>
        <text:list-item>
          <text:p text:style-name="P5">NEL MENU "TECNICHE", INSERIRE LE CONFIGURAZIONI DELLE PORTE EMERGENZA</text:p>
        </text:list-item>
        <text:list-item>
          <text:p text:style-name="P5">NEL MENU "TECNICHE", INSERIRE LE CONFIGURAZIONI DEGLI IMPIANTI IDRANTI</text:p>
        </text:list-item>
        <text:list-item>
          <text:p text:style-name="P5">NEL MENU "TECNICHE", INSERIRE LE CONFIGURAZIONI DEGLI IMP. RILEV. FUMI</text:p>
        </text:list-item>
        <text:list-item>
          <text:p text:style-name="P5">NEL MENU "TECNICHE", INSERIRE LE TIPOLOGIE E MARCHE DELLE LUCI</text:p>
        </text:list-item>
        <text:list-item>
          <text:p text:style-name="P5">NEL MENU "TECNICHE", INSERIRE LE TIPOLOGIE DELLE BATTERIE</text:p>
        </text:list-item>
        <text:list-item>
          <text:p text:style-name="P5">NEL MENU "TECNICHE", INSERIRE LE MARCHE DEGLI IMPIANTI EVAC</text:p>
          <text:p text:style-name="P5"/>
        </text:list-item>
        <text:list-item>
          <text:p text:style-name="P5">NEL MENU "MOTIVAZIONI RITIRO ESTINTORI", INSERIRE LE MOTIVAZIONI DEI RITIRI EST.</text:p>
        </text:list-item>
        <text:list-item>
          <text:p text:style-name="P5">NEL MENU "MOTIVAZIONI RITIRO IDRANTI", INSERIRE LE MOTIVAZIONI DEI RITIRI IDR.</text:p>
        </text:list-item>
        <text:list-item>
          <text:p text:style-name="P5">NEL MENU "MOTIVAZIONI TECNICO LIBERA RAPPORTO", INSERIRE LE MOTIVAZIONI PER LIBERARE UN RAPPOR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8T12:28:01.823000000</meta:creation-date>
    <dc:date>2025-05-08T12:31:06.719000000</dc:date>
    <meta:editing-duration>PT3M5S</meta:editing-duration>
    <meta:editing-cycles>1</meta:editing-cycles>
    <meta:document-statistic meta:table-count="0" meta:image-count="0" meta:object-count="0" meta:page-count="1" meta:paragraph-count="29" meta:word-count="242" meta:character-count="1604" meta:non-whitespace-character-count="1413"/>
    <meta:generator>LibreOffice/7.5.4.2$Windows_X86_64 LibreOffice_project/36ccfdc35048b057fd9854c757a8b67ec53977b6</meta:generator>
  </office:meta>
</office:document-meta>
</file>